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GatewaySupport.getJms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GatewaySupport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sGatewaySupport.initGatew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sGatewaySupport.createJmsTemplate(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GatewaySupport.setJmsTemplate( @ Nullable JmsTemplate jms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GatewaySupport.getConnection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GatewaySupport.setConnectionFactory(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